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2" text:anchor-type="page" text:anchor-page-number="1" svg:x="105mm" svg:y="244.48mm" svg:width="105mm" svg:height="48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0mm" svg:y="244.48mm" svg:width="105mm" svg:height="48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5mm" svg:y="196.48mm" svg:width="105mm" svg:height="48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0mm" svg:y="196.48mm" svg:width="105mm" svg:height="48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05mm" svg:y="148.48mm" svg:width="105mm" svg:height="48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0mm" svg:y="148.48mm" svg:width="105mm" svg:height="48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5mm" svg:y="100.49mm" svg:width="105mm" svg:height="48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0mm" svg:y="100.49mm" svg:width="105mm" svg:height="48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5mm" svg:y="52.49mm" svg:width="105mm" svg:height="48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0mm" svg:y="52.49mm" svg:width="105mm" svg:height="48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5mm" svg:y="4.5mm" svg:width="105mm" svg:height="48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4.5mm" svg:width="105mm" svg:height="48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05mm" svg:height="48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4.5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22:36.318000000</meta:creation-date>
    <meta:editing-cycles>1</meta:editing-cycles>
    <meta:editing-duration>PT34S</meta:editing-duration>
    <dc:title>Rayfilm 0913</dc:title>
    <dc:date>2022-08-25T17:23:09.968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